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M Mono 9" svg:font-family="'LM Mono 9'" style:font-pitch="fixed"/>
    <style:font-face style:name="Bitstream Vera Sans Mono" svg:font-family="'Bitstream Vera Sans Mono'" style:font-family-generic="modern" style:font-pitch="fixed"/>
    <style:font-face style:name="LM Mono 91" svg:font-family="'LM Mono 9'" style:font-pitch="variable"/>
    <style:font-face style:name="Liberation Sans1" svg:font-family="'Liberation Sans'" style:font-pitch="variable"/>
    <style:font-face style:name="Bitstream Vera Sans Mono1" svg:font-family="'Bitstream Vera Sans Mono'" style:font-family-generic="modern" style:font-pitch="variable"/>
    <style:font-face style:name="Liberation Sans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7b3d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_33__20_Dashes_20_3_20_Dots_20__28_var_29_" draw:fill="solid" draw:textarea-vertical-align="middle"/>
    </style:style>
    <style:style style:name="gr3" style:family="graphic" style:parent-style-name="objectwithoutfill">
      <style:graphic-properties svg:stroke-width="0.018cm" svg:stroke-color="#729fc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svg:stroke-color="#f10d0c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svg:stroke-color="#50938a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f10d0c" draw:marker-start="Circle_20_unfilled" draw:marker-start-width="0.203cm" draw:marker-start-center="true" draw:marker-end="Arrow" draw:marker-end-width="0.203cm" draw:textarea-vertical-align="middle"/>
    </style:style>
    <style:style style:name="gr7" style:family="graphic" style:parent-style-name="standard">
      <style:graphic-properties svg:stroke-color="#50938a" draw:marker-start="Circle_20_unfilled" draw:marker-start-width="0.203cm" draw:marker-start-center="true" draw:marker-end="Arrow" draw:marker-end-width="0.203cm" draw:textarea-vertical-align="middle"/>
    </style:style>
    <style:style style:name="gr8" style:family="graphic" style:parent-style-name="standard">
      <style:graphic-properties svg:stroke-color="#729fcf" draw:marker-start="Circle_20_unfilled" draw:marker-start-width="0.203cm" draw:marker-start-center="true" draw:marker-end="Arrow" draw:marker-end-width="0.20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1.0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018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-color="#ff0000" draw:textarea-horizontal-align="justify" draw:textarea-vertical-align="middle" draw:auto-grow-height="false" fo:min-height="0.156cm" fo:min-width="0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1cm" fo:min-width="0.116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.1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.764cm"/>
      <style:paragraph-properties style:writing-mode="lr-tb"/>
    </style:style>
    <style:style style:name="gr16" style:family="graphic" style:parent-style-name="standard">
      <style:graphic-properties svg:stroke-width="0.028cm" svg:stroke-color="#ff8000" draw:marker-start-width="0.242cm" draw:marker-end-width="0.242cm" draw:fill-color="#ffffa6" draw:textarea-horizontal-align="justify" draw:textarea-vertical-align="middle" draw:auto-grow-height="false" fo:min-height="0.668cm" fo:min-width="0.863cm" fo:padding-top="0.139cm" fo:padding-bottom="0.139cm" fo:padding-left="0.264cm" fo:padding-right="0.264cm"/>
      <style:paragraph-properties style:writing-mode="lr-tb"/>
    </style:style>
    <style:style style:name="gr17" style:family="graphic" style:parent-style-name="standard">
      <style:graphic-properties svg:stroke-width="0.028cm" svg:stroke-color="#ff8000" draw:marker-start-width="0.242cm" draw:marker-end-width="0.242cm" draw:fill-color="#ffffa6" draw:textarea-horizontal-align="justify" draw:textarea-vertical-align="middle" draw:auto-grow-height="false" fo:min-height="0.64cm" fo:min-width="0.835cm" fo:padding-top="0.139cm" fo:padding-bottom="0.139cm" fo:padding-left="0.264cm" fo:padding-right="0.264cm"/>
      <style:paragraph-properties style:writing-mode="lr-tb"/>
    </style:style>
    <style:style style:name="gr18" style:family="graphic" style:parent-style-name="standard">
      <style:graphic-properties svg:stroke-width="0.028cm" svg:stroke-color="#ffb66c" draw:marker-start-width="0.242cm" draw:marker-end-width="0.242cm" draw:fill-color="#ffffd7" draw:opacity="70%" draw:textarea-horizontal-align="justify" draw:textarea-vertical-align="middle" draw:auto-grow-height="false" fo:min-height="0.64cm" fo:min-width="0.835cm" fo:padding-top="0.139cm" fo:padding-bottom="0.139cm" fo:padding-left="0.264cm" fo:padding-right="0.264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ffd428" draw:marker-start-width="0.252cm" draw:marker-end-width="0.252cm" draw:fill="none" draw:textarea-horizontal-align="justify" draw:textarea-vertical-align="middle" draw:auto-grow-height="false" fo:min-height="25.122cm" fo:min-width="7.092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53cm" svg:stroke-color="#000000" draw:marker-start-width="0.279cm" draw:marker-end="Arrow" draw:marker-end-width="0.305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2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32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draw:opacity="30%" draw:textarea-horizontal-align="left" draw:auto-grow-height="true" draw:auto-grow-width="true" fo:min-height="2.635cm" fo:min-width="2.047cm"/>
      <style:paragraph-properties style:writing-mode="lr-tb"/>
    </style:style>
    <style:style style:name="gr26" style:family="graphic" style:parent-style-name="standard">
      <style:graphic-properties svg:stroke-width="0.028cm" svg:stroke-color="#ff8000" draw:marker-start-width="0.242cm" draw:marker-end-width="0.242cm" svg:stroke-opacity="20%" draw:fill-color="#ffffa6" draw:opacity="20%" draw:textarea-horizontal-align="justify" draw:textarea-vertical-align="middle" draw:auto-grow-height="false" fo:min-height="0.122cm" fo:min-width="0.617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10d0c" style:font-name="Bitstream Vera Sans Mono" fo:font-size="16pt" fo:font-weight="bold"/>
    </style:style>
    <style:style style:name="P4" style:family="paragraph">
      <loext:graphic-properties draw:fill="none" draw:fill-color="#ffffff"/>
      <style:text-properties fo:color="#81aca6" style:font-name="Bitstream Vera Sans Mono" fo:font-size="16pt" fo:font-weight="bold"/>
    </style:style>
    <style:style style:name="P5" style:family="paragraph">
      <loext:graphic-properties draw:fill="none" draw:fill-color="#ffffff"/>
      <style:text-properties fo:color="#729fcf" style:font-name="Bitstream Vera Sans Mono" fo:font-size="16pt" fo:font-weight="bold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-color="#ff0000"/>
      <style:paragraph-properties fo:margin-top="0cm" fo:margin-bottom="0cm" fo:text-align="center"/>
      <style:text-properties fo:font-size="16pt" fo:font-weight="bold"/>
    </style:style>
    <style:style style:name="P8" style:family="paragraph">
      <loext:graphic-properties draw:fill-color="#ffffff"/>
      <style:paragraph-properties fo:text-align="center"/>
      <style:text-properties fo:font-size="16pt" fo:font-weight="bold"/>
    </style:style>
    <style:style style:name="P9" style:family="paragraph">
      <loext:graphic-properties draw:fill="none" draw:fill-color="#ffffff"/>
      <style:text-properties fo:color="#808080" style:font-name="Bitstream Vera Sans Mono" fo:font-size="18pt" fo:font-style="italic"/>
    </style:style>
    <style:style style:name="P10" style:family="paragraph">
      <loext:graphic-properties draw:fill="none" draw:fill-color="#ffffff"/>
      <style:text-properties fo:color="#808080" style:font-name="Bitstream Vera Sans Mono" fo:font-size="12pt" fo:font-style="italic"/>
    </style:style>
    <style:style style:name="P11" style:family="paragraph">
      <loext:graphic-properties draw:fill="none" draw:fill-color="#ffffff"/>
      <style:text-properties fo:color="#808080" style:font-name="Bitstream Vera Sans Mono" fo:font-size="12pt" fo:font-style="italic" fo:font-weight="bold"/>
    </style:style>
    <style:style style:name="P12" style:family="paragraph">
      <loext:graphic-properties draw:fill="none" draw:fill-color="#ffffff"/>
      <style:text-properties fo:color="#808080" style:font-name="Bitstream Vera Sans Mono" fo:font-size="12pt" fo:font-style="italic" fo:font-weight="normal"/>
    </style:style>
    <style:style style:name="P13" style:family="paragraph">
      <loext:graphic-properties draw:fill-color="#ffffa6"/>
      <style:paragraph-properties fo:text-align="center"/>
      <style:text-properties fo:color="#ff8000" style:font-name="LM Mono 9" fo:font-size="32pt"/>
    </style:style>
    <style:style style:name="P14" style:family="paragraph">
      <loext:graphic-properties draw:fill-color="#ffffd7" draw:opacity="70%"/>
      <style:paragraph-properties fo:text-align="center"/>
      <style:text-properties fo:color="#ffaa95" style:font-name="LM Mono 9" fo:font-size="20pt" fo:font-style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style:font-name="Century Schoolbook L" fo:font-style="italic"/>
    </style:style>
    <style:style style:name="P19" style:family="paragraph">
      <loext:graphic-properties draw:fill="solid" draw:fill-color="#ffffff" draw:opacity="30%"/>
      <style:text-properties style:font-name="Bitstream Vera Sans Mono" fo:font-size="32pt"/>
    </style:style>
    <style:style style:name="P20" style:family="paragraph">
      <style:paragraph-properties fo:text-align="center"/>
      <style:text-properties fo:color="#ffc080" fo:font-size="12pt" style:font-size-asian="12pt" style:font-size-complex="12pt"/>
    </style:style>
    <style:style style:name="P21" style:family="paragraph">
      <loext:graphic-properties draw:fill-color="#ffffa6" draw:opacity="20%"/>
      <style:paragraph-properties fo:text-align="center"/>
      <style:text-properties fo:color="#ffc080" style:font-name="LM Mono 9" fo:font-size="12pt" fo:background-color="#ffff00" style:font-size-asian="12pt" style:font-size-complex="12pt"/>
    </style:style>
    <style:style style:name="T1" style:family="text">
      <style:text-properties fo:color="#f10d0c" style:font-name="Bitstream Vera Sans Mono" fo:font-size="16pt" fo:font-weight="bold"/>
    </style:style>
    <style:style style:name="T2" style:family="text">
      <style:text-properties fo:color="#81aca6" style:font-name="Bitstream Vera Sans Mono" fo:font-size="16pt" fo:font-weight="bold"/>
    </style:style>
    <style:style style:name="T3" style:family="text">
      <style:text-properties fo:color="#729fcf" style:font-name="Bitstream Vera Sans Mono" fo:font-size="16pt" fo:font-weight="bold"/>
    </style:style>
    <style:style style:name="T4" style:family="text">
      <style:text-properties fo:font-size="16pt" fo:font-weight="bold"/>
    </style:style>
    <style:style style:name="T5" style:family="text">
      <style:text-properties fo:color="#808080" style:font-name="Bitstream Vera Sans Mono" fo:font-size="18pt" fo:font-style="italic"/>
    </style:style>
    <style:style style:name="T6" style:family="text">
      <style:text-properties fo:color="#808080" style:font-name="Bitstream Vera Sans Mono" fo:font-size="12pt" fo:font-style="italic"/>
    </style:style>
    <style:style style:name="T7" style:family="text">
      <style:text-properties fo:color="#808080" style:font-name="Bitstream Vera Sans Mono" fo:font-size="12pt" fo:font-style="italic" fo:font-weight="bold"/>
    </style:style>
    <style:style style:name="T8" style:family="text">
      <style:text-properties fo:color="#808080" style:font-name="Bitstream Vera Sans Mono" fo:font-size="12pt" fo:font-style="italic" fo:font-weight="normal"/>
    </style:style>
    <style:style style:name="T9" style:family="text">
      <style:text-properties fo:color="#ff8000" style:font-name="LM Mono 9" fo:font-size="32pt"/>
    </style:style>
    <style:style style:name="T10" style:family="text">
      <style:text-properties fo:color="#ffaa95" style:font-name="LM Mono 9" fo:font-size="20pt" fo:font-style="normal"/>
    </style:style>
    <style:style style:name="T11" style:family="text">
      <style:text-properties style:font-name="Century Schoolbook L" fo:font-style="italic"/>
    </style:style>
    <style:style style:name="T12" style:family="text">
      <style:text-properties style:font-name="Bitstream Vera Sans Mono" fo:font-size="32pt" style:letter-kerning="true" style:font-name-asian="Droid Sans Fallback" style:font-size-asian="18pt" style:font-name-complex="Droid Sans Devanagari" style:font-size-complex="18pt"/>
    </style:style>
    <style:style style:name="T13" style:family="text">
      <style:text-properties style:font-name="Bitstream Vera Sans Mono" fo:font-size="32pt"/>
    </style:style>
    <style:style style:name="T14" style:family="text">
      <style:text-properties style:font-name="LM Mono 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cm" svg:x2="4.81cm" svg:y2="26.4cm">
          <text:p/>
        </draw:line>
        <draw:line draw:style-name="gr2" draw:text-style-name="P1" draw:layer="layout" svg:x1="1cm" svg:y1="13.7cm" svg:x2="8.62cm" svg:y2="13.7cm">
          <text:p/>
        </draw:line>
        <draw:line draw:style-name="gr3" draw:text-style-name="P1" draw:layer="layout" svg:x1="1.381cm" svg:y1="1cm" svg:x2="1.381cm" svg:y2="26.4cm">
          <text:p/>
        </draw:line>
        <draw:line draw:style-name="gr4" draw:text-style-name="P1" draw:layer="layout" svg:x1="1.127cm" svg:y1="1cm" svg:x2="1.127cm" svg:y2="26.4cm">
          <text:p/>
        </draw:line>
        <draw:line draw:style-name="gr5" draw:text-style-name="P1" draw:layer="layout" svg:x1="1.254cm" svg:y1="1cm" svg:x2="1.254cm" svg:y2="26.4cm">
          <text:p/>
        </draw:line>
        <draw:line draw:style-name="gr4" draw:text-style-name="P1" draw:layer="layout" svg:x1="8.493cm" svg:y1="1cm" svg:x2="8.493cm" svg:y2="26.4cm">
          <text:p/>
        </draw:line>
        <draw:line draw:style-name="gr5" draw:text-style-name="P1" draw:layer="layout" svg:x1="8.366cm" svg:y1="1cm" svg:x2="8.366cm" svg:y2="26.4cm">
          <text:p/>
        </draw:line>
        <draw:line draw:style-name="gr3" draw:text-style-name="P1" draw:layer="layout" svg:x1="8.239cm" svg:y1="1cm" svg:x2="8.239cm" svg:y2="26.4cm">
          <text:p/>
        </draw:line>
        <draw:line draw:style-name="gr6" draw:text-style-name="P2" draw:layer="layout" svg:x1="8.493cm" svg:y1="2.27cm" svg:x2="7.096cm" svg:y2="2.27cm">
          <text:p/>
        </draw:line>
        <draw:line draw:style-name="gr7" draw:text-style-name="P2" draw:layer="layout" svg:x1="8.366cm" svg:y1="3.54cm" svg:x2="7.096cm" svg:y2="3.54cm">
          <text:p/>
        </draw:line>
        <draw:line draw:style-name="gr8" draw:text-style-name="P2" draw:layer="layout" svg:x1="8.239cm" svg:y1="4.81cm" svg:x2="7.096cm" svg:y2="4.81cm">
          <text:p/>
        </draw:line>
        <draw:frame draw:style-name="gr9" draw:text-style-name="P3" draw:layer="layout" svg:width="1.518cm" svg:height="0.903cm" svg:x="5.572cm" svg:y="1.825cm">
          <draw:text-box>
            <text:p><text:span text:style-name="T1">R:0</text:span></text:p>
          </draw:text-box>
        </draw:frame>
        <draw:frame draw:style-name="gr9" draw:text-style-name="P4" draw:layer="layout" svg:width="1.518cm" svg:height="0.903cm" svg:x="5.572cm" svg:y="3.095cm">
          <draw:text-box>
            <text:p><text:span text:style-name="T2">R:1</text:span></text:p>
          </draw:text-box>
        </draw:frame>
        <draw:frame draw:style-name="gr9" draw:text-style-name="P5" draw:layer="layout" svg:width="1.518cm" svg:height="0.903cm" svg:x="5.572cm" svg:y="4.351cm">
          <draw:text-box>
            <text:p><text:span text:style-name="T3">R:3</text:span></text:p>
          </draw:text-box>
        </draw:frame>
        <draw:line draw:style-name="gr6" draw:text-style-name="P2" draw:layer="layout" svg:x1="8.493cm" svg:y1="22.59cm" svg:x2="7.096cm" svg:y2="22.59cm">
          <text:p/>
        </draw:line>
        <draw:line draw:style-name="gr7" draw:text-style-name="P2" draw:layer="layout" svg:x1="8.366cm" svg:y1="23.86cm" svg:x2="7.096cm" svg:y2="23.86cm">
          <text:p/>
        </draw:line>
        <draw:line draw:style-name="gr8" draw:text-style-name="P2" draw:layer="layout" svg:x1="8.239cm" svg:y1="25.13cm" svg:x2="7.096cm" svg:y2="25.13cm">
          <text:p/>
        </draw:line>
        <draw:frame draw:style-name="gr10" draw:text-style-name="P3" draw:layer="layout" svg:width="1.518cm" svg:height="0.903cm" svg:x="5.572cm" svg:y="22.145cm">
          <draw:text-box>
            <text:p><text:span text:style-name="T1">R:0</text:span></text:p>
          </draw:text-box>
        </draw:frame>
        <draw:frame draw:style-name="gr10" draw:text-style-name="P4" draw:layer="layout" svg:width="1.518cm" svg:height="0.903cm" svg:x="5.572cm" svg:y="23.415cm">
          <draw:text-box>
            <text:p><text:span text:style-name="T2">R:1</text:span></text:p>
          </draw:text-box>
        </draw:frame>
        <draw:frame draw:style-name="gr10" draw:text-style-name="P5" draw:layer="layout" svg:width="1.518cm" svg:height="0.903cm" svg:x="5.572cm" svg:y="24.671cm">
          <draw:text-box>
            <text:p><text:span text:style-name="T3">R:2</text:span></text:p>
          </draw:text-box>
        </draw:frame>
        <draw:g>
          <draw:custom-shape draw:style-name="gr11" draw:text-style-name="P7" draw:layer="layout" svg:width="0.635cm" svg:height="1.27cm" svg:x="9.572cm" svg:y="6.084cm">
            <text:p text:style-name="P6"><text:span text:style-name="T4">N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8" draw:layer="layout" svg:width="0.634cm" svg:height="1.269cm" svg:x="9.572cm" svg:y="7.351cm">
            <text:p text:style-name="P2"><text:span text:style-name="T4">S</text:span></text:p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9" draw:layer="layout" svg:width="1.645cm" svg:height="1.725cm" svg:x="5.886cm" svg:y="7.212cm">
          <draw:text-box>
            <text:p><text:span text:style-name="T5">C:1</text:span></text:p>
            <text:p><text:span text:style-name="T5">T:1</text:span></text:p>
          </draw:text-box>
        </draw:frame>
        <draw:frame draw:style-name="gr13" draw:text-style-name="P9" draw:layer="layout" svg:width="1.645cm" svg:height="1.725cm" svg:x="5.886cm" svg:y="17.319cm">
          <draw:text-box>
            <text:p><text:span text:style-name="T5">C:1</text:span></text:p>
            <text:p><text:span text:style-name="T5">T:0</text:span></text:p>
          </draw:text-box>
        </draw:frame>
        <draw:frame draw:style-name="gr13" draw:text-style-name="P9" draw:layer="layout" svg:width="1.645cm" svg:height="1.725cm" svg:x="2.022cm" svg:y="7.212cm">
          <draw:text-box>
            <text:p><text:span text:style-name="T5">C:1</text:span></text:p>
            <text:p><text:span text:style-name="T5">T:3</text:span></text:p>
          </draw:text-box>
        </draw:frame>
        <draw:frame draw:style-name="gr13" draw:text-style-name="P9" draw:layer="layout" svg:width="1.645cm" svg:height="1.725cm" svg:x="2.022cm" svg:y="17.319cm">
          <draw:text-box>
            <text:p><text:span text:style-name="T5">C:1</text:span></text:p>
            <text:p><text:span text:style-name="T5">T:2</text:span></text:p>
          </draw:text-box>
        </draw:frame>
        <draw:line draw:style-name="gr6" draw:text-style-name="P2" draw:layer="layout" svg:x1="1.127cm" svg:y1="2.27cm" svg:x2="2.588cm" svg:y2="2.27cm">
          <text:p/>
        </draw:line>
        <draw:line draw:style-name="gr7" draw:text-style-name="P2" draw:layer="layout" svg:x1="1.26cm" svg:y1="3.54cm" svg:x2="2.588cm" svg:y2="3.54cm">
          <text:p/>
        </draw:line>
        <draw:line draw:style-name="gr8" draw:text-style-name="P2" draw:layer="layout" svg:x1="1.393cm" svg:y1="4.81cm" svg:x2="2.588cm" svg:y2="4.81cm">
          <text:p/>
        </draw:line>
        <draw:frame draw:style-name="gr9" draw:text-style-name="P3" draw:layer="layout" svg:width="1.518cm" svg:height="0.903cm" svg:x="2.46cm" svg:y="1.825cm">
          <draw:text-box>
            <text:p><text:span text:style-name="T1">R:0</text:span></text:p>
          </draw:text-box>
        </draw:frame>
        <draw:frame draw:style-name="gr9" draw:text-style-name="P4" draw:layer="layout" svg:width="1.518cm" svg:height="0.903cm" svg:x="2.46cm" svg:y="3.095cm">
          <draw:text-box>
            <text:p><text:span text:style-name="T2">R:1</text:span></text:p>
          </draw:text-box>
        </draw:frame>
        <draw:frame draw:style-name="gr9" draw:text-style-name="P5" draw:layer="layout" svg:width="1.518cm" svg:height="0.903cm" svg:x="2.46cm" svg:y="4.351cm">
          <draw:text-box>
            <text:p><text:span text:style-name="T3">R:3</text:span></text:p>
          </draw:text-box>
        </draw:frame>
        <draw:line draw:style-name="gr6" draw:text-style-name="P2" draw:layer="layout" svg:x1="1.127cm" svg:y1="22.59cm" svg:x2="2.588cm" svg:y2="22.59cm">
          <text:p/>
        </draw:line>
        <draw:line draw:style-name="gr7" draw:text-style-name="P2" draw:layer="layout" svg:x1="1.26cm" svg:y1="23.86cm" svg:x2="2.588cm" svg:y2="23.86cm">
          <text:p/>
        </draw:line>
        <draw:line draw:style-name="gr8" draw:text-style-name="P2" draw:layer="layout" svg:x1="1.393cm" svg:y1="25.13cm" svg:x2="2.588cm" svg:y2="25.13cm">
          <text:p/>
        </draw:line>
        <draw:frame draw:style-name="gr10" draw:text-style-name="P3" draw:layer="layout" svg:width="1.518cm" svg:height="0.903cm" svg:x="2.46cm" svg:y="22.145cm">
          <draw:text-box>
            <text:p><text:span text:style-name="T1">R:0</text:span></text:p>
          </draw:text-box>
        </draw:frame>
        <draw:frame draw:style-name="gr10" draw:text-style-name="P4" draw:layer="layout" svg:width="1.518cm" svg:height="0.903cm" svg:x="2.46cm" svg:y="23.415cm">
          <draw:text-box>
            <text:p><text:span text:style-name="T2">R:1</text:span></text:p>
          </draw:text-box>
        </draw:frame>
        <draw:frame draw:style-name="gr10" draw:text-style-name="P5" draw:layer="layout" svg:width="1.518cm" svg:height="0.903cm" svg:x="2.46cm" svg:y="24.671cm">
          <draw:text-box>
            <text:p><text:span text:style-name="T3">R:2</text:span></text:p>
          </draw:text-box>
        </draw:frame>
        <draw:frame draw:style-name="gr14" draw:text-style-name="P10" draw:layer="layout" svg:width="1.264cm" svg:height="0.747cm" svg:x="5.699cm" svg:y="22.653cm">
          <draw:text-box>
            <text:p><text:span text:style-name="T6">P:2</text:span></text:p>
          </draw:text-box>
        </draw:frame>
        <draw:frame draw:style-name="gr14" draw:text-style-name="P10" draw:layer="layout" svg:width="1.264cm" svg:height="0.747cm" svg:x="5.699cm" svg:y="23.954cm">
          <draw:text-box>
            <text:p><text:span text:style-name="T6">P:1</text:span></text:p>
          </draw:text-box>
        </draw:frame>
        <draw:frame draw:style-name="gr14" draw:text-style-name="P10" draw:layer="layout" svg:width="1.264cm" svg:height="0.747cm" svg:x="5.699cm" svg:y="25.155cm">
          <draw:text-box>
            <text:p><text:span text:style-name="T6">P:0</text:span></text:p>
          </draw:text-box>
        </draw:frame>
        <draw:frame draw:style-name="gr14" draw:text-style-name="P10" draw:layer="layout" svg:width="1.264cm" svg:height="0.747cm" svg:x="2.593cm" svg:y="22.653cm">
          <draw:text-box>
            <text:p><text:span text:style-name="T6">P:2</text:span></text:p>
          </draw:text-box>
        </draw:frame>
        <draw:frame draw:style-name="gr14" draw:text-style-name="P11" draw:layer="layout" svg:width="1.264cm" svg:height="0.747cm" svg:x="2.593cm" svg:y="23.954cm">
          <draw:text-box>
            <text:p><text:span text:style-name="T7">P:1</text:span></text:p>
          </draw:text-box>
        </draw:frame>
        <draw:frame draw:style-name="gr14" draw:text-style-name="P10" draw:layer="layout" svg:width="1.264cm" svg:height="0.747cm" svg:x="2.593cm" svg:y="25.155cm">
          <draw:text-box>
            <text:p><text:span text:style-name="T6">P:0</text:span></text:p>
          </draw:text-box>
        </draw:frame>
        <draw:frame draw:style-name="gr14" draw:text-style-name="P10" draw:layer="layout" svg:width="1.264cm" svg:height="0.747cm" svg:x="5.71cm" svg:y="2.333cm">
          <draw:text-box>
            <text:p><text:span text:style-name="T6">P:2</text:span></text:p>
          </draw:text-box>
        </draw:frame>
        <draw:frame draw:style-name="gr14" draw:text-style-name="P10" draw:layer="layout" svg:width="1.264cm" svg:height="0.747cm" svg:x="5.71cm" svg:y="3.634cm">
          <draw:text-box>
            <text:p><text:span text:style-name="T6">P:1</text:span></text:p>
          </draw:text-box>
        </draw:frame>
        <draw:frame draw:style-name="gr14" draw:text-style-name="P10" draw:layer="layout" svg:width="1.264cm" svg:height="0.747cm" svg:x="5.71cm" svg:y="4.835cm">
          <draw:text-box>
            <text:p><text:span text:style-name="T6">P:0</text:span></text:p>
          </draw:text-box>
        </draw:frame>
        <draw:frame draw:style-name="gr14" draw:text-style-name="P10" draw:layer="layout" svg:width="1.264cm" svg:height="0.747cm" svg:x="2.604cm" svg:y="2.333cm">
          <draw:text-box>
            <text:p><text:span text:style-name="T6">P:2</text:span></text:p>
          </draw:text-box>
        </draw:frame>
        <draw:frame draw:style-name="gr14" draw:text-style-name="P10" draw:layer="layout" svg:width="1.264cm" svg:height="0.747cm" svg:x="2.604cm" svg:y="3.634cm">
          <draw:text-box>
            <text:p><text:span text:style-name="T6">P:1</text:span></text:p>
          </draw:text-box>
        </draw:frame>
        <draw:frame draw:style-name="gr14" draw:text-style-name="P10" draw:layer="layout" svg:width="1.264cm" svg:height="0.747cm" svg:x="2.604cm" svg:y="4.835cm">
          <draw:text-box>
            <text:p><text:span text:style-name="T6">P:0</text:span></text:p>
          </draw:text-box>
        </draw:frame>
        <draw:line draw:style-name="gr1" draw:text-style-name="P1" draw:layer="layout" svg:x1="14.97cm" svg:y1="1cm" svg:x2="14.97cm" svg:y2="26.4cm">
          <text:p/>
        </draw:line>
        <draw:line draw:style-name="gr2" draw:text-style-name="P1" draw:layer="layout" svg:x1="11.16cm" svg:y1="13.7cm" svg:x2="18.78cm" svg:y2="13.7cm">
          <text:p/>
        </draw:line>
        <draw:line draw:style-name="gr3" draw:text-style-name="P1" draw:layer="layout" svg:x1="11.541cm" svg:y1="1cm" svg:x2="11.541cm" svg:y2="26.4cm">
          <text:p/>
        </draw:line>
        <draw:line draw:style-name="gr4" draw:text-style-name="P1" draw:layer="layout" svg:x1="11.287cm" svg:y1="1cm" svg:x2="11.287cm" svg:y2="26.4cm">
          <text:p/>
        </draw:line>
        <draw:line draw:style-name="gr5" draw:text-style-name="P1" draw:layer="layout" svg:x1="11.414cm" svg:y1="1cm" svg:x2="11.414cm" svg:y2="26.4cm">
          <text:p/>
        </draw:line>
        <draw:line draw:style-name="gr4" draw:text-style-name="P1" draw:layer="layout" svg:x1="18.653cm" svg:y1="1cm" svg:x2="18.653cm" svg:y2="26.4cm">
          <text:p/>
        </draw:line>
        <draw:line draw:style-name="gr5" draw:text-style-name="P1" draw:layer="layout" svg:x1="18.526cm" svg:y1="1cm" svg:x2="18.526cm" svg:y2="26.4cm">
          <text:p/>
        </draw:line>
        <draw:line draw:style-name="gr3" draw:text-style-name="P1" draw:layer="layout" svg:x1="18.399cm" svg:y1="1cm" svg:x2="18.399cm" svg:y2="26.4cm">
          <text:p/>
        </draw:line>
        <draw:line draw:style-name="gr6" draw:text-style-name="P2" draw:layer="layout" svg:x1="18.653cm" svg:y1="2.27cm" svg:x2="17.256cm" svg:y2="2.27cm">
          <text:p/>
        </draw:line>
        <draw:line draw:style-name="gr7" draw:text-style-name="P2" draw:layer="layout" svg:x1="18.526cm" svg:y1="3.54cm" svg:x2="17.256cm" svg:y2="3.54cm">
          <text:p/>
        </draw:line>
        <draw:line draw:style-name="gr8" draw:text-style-name="P2" draw:layer="layout" svg:x1="18.399cm" svg:y1="4.81cm" svg:x2="17.256cm" svg:y2="4.81cm">
          <text:p/>
        </draw:line>
        <draw:frame draw:style-name="gr9" draw:text-style-name="P3" draw:layer="layout" svg:width="1.518cm" svg:height="0.903cm" svg:x="15.732cm" svg:y="1.825cm">
          <draw:text-box>
            <text:p><text:span text:style-name="T1">R:0</text:span></text:p>
          </draw:text-box>
        </draw:frame>
        <draw:frame draw:style-name="gr9" draw:text-style-name="P4" draw:layer="layout" svg:width="1.518cm" svg:height="0.903cm" svg:x="15.732cm" svg:y="3.095cm">
          <draw:text-box>
            <text:p><text:span text:style-name="T2">R:1</text:span></text:p>
          </draw:text-box>
        </draw:frame>
        <draw:frame draw:style-name="gr9" draw:text-style-name="P5" draw:layer="layout" svg:width="1.518cm" svg:height="0.903cm" svg:x="15.732cm" svg:y="4.351cm">
          <draw:text-box>
            <text:p><text:span text:style-name="T3">R:3</text:span></text:p>
          </draw:text-box>
        </draw:frame>
        <draw:line draw:style-name="gr6" draw:text-style-name="P2" draw:layer="layout" svg:x1="18.653cm" svg:y1="22.59cm" svg:x2="17.256cm" svg:y2="22.59cm">
          <text:p/>
        </draw:line>
        <draw:line draw:style-name="gr7" draw:text-style-name="P2" draw:layer="layout" svg:x1="18.526cm" svg:y1="23.86cm" svg:x2="17.256cm" svg:y2="23.86cm">
          <text:p/>
        </draw:line>
        <draw:line draw:style-name="gr8" draw:text-style-name="P2" draw:layer="layout" svg:x1="18.399cm" svg:y1="25.13cm" svg:x2="17.256cm" svg:y2="25.13cm">
          <text:p/>
        </draw:line>
        <draw:frame draw:style-name="gr10" draw:text-style-name="P3" draw:layer="layout" svg:width="1.518cm" svg:height="0.903cm" svg:x="15.732cm" svg:y="22.145cm">
          <draw:text-box>
            <text:p><text:span text:style-name="T1">R:0</text:span></text:p>
          </draw:text-box>
        </draw:frame>
        <draw:frame draw:style-name="gr10" draw:text-style-name="P4" draw:layer="layout" svg:width="1.518cm" svg:height="0.903cm" svg:x="15.732cm" svg:y="23.415cm">
          <draw:text-box>
            <text:p><text:span text:style-name="T2">R:1</text:span></text:p>
          </draw:text-box>
        </draw:frame>
        <draw:frame draw:style-name="gr10" draw:text-style-name="P5" draw:layer="layout" svg:width="1.518cm" svg:height="0.903cm" svg:x="15.732cm" svg:y="24.671cm">
          <draw:text-box>
            <text:p><text:span text:style-name="T3">R:2</text:span></text:p>
          </draw:text-box>
        </draw:frame>
        <draw:frame draw:style-name="gr13" draw:text-style-name="P9" draw:layer="layout" svg:width="1.645cm" svg:height="1.725cm" svg:x="16.046cm" svg:y="7.212cm">
          <draw:text-box>
            <text:p><text:span text:style-name="T5">C:0</text:span></text:p>
            <text:p><text:span text:style-name="T5">T:1</text:span></text:p>
          </draw:text-box>
        </draw:frame>
        <draw:frame draw:style-name="gr13" draw:text-style-name="P9" draw:layer="layout" svg:width="1.645cm" svg:height="1.725cm" svg:x="16.046cm" svg:y="17.319cm">
          <draw:text-box>
            <text:p><text:span text:style-name="T5">C:0</text:span></text:p>
            <text:p><text:span text:style-name="T5">T:0</text:span></text:p>
          </draw:text-box>
        </draw:frame>
        <draw:frame draw:style-name="gr13" draw:text-style-name="P9" draw:layer="layout" svg:width="1.645cm" svg:height="1.725cm" svg:x="12.182cm" svg:y="7.212cm">
          <draw:text-box>
            <text:p><text:span text:style-name="T5">C:0</text:span></text:p>
            <text:p><text:span text:style-name="T5">T:3</text:span></text:p>
          </draw:text-box>
        </draw:frame>
        <draw:frame draw:style-name="gr13" draw:text-style-name="P9" draw:layer="layout" svg:width="1.645cm" svg:height="1.725cm" svg:x="12.182cm" svg:y="17.319cm">
          <draw:text-box>
            <text:p><text:span text:style-name="T5">C:0</text:span></text:p>
            <text:p><text:span text:style-name="T5">T:2</text:span></text:p>
          </draw:text-box>
        </draw:frame>
        <draw:line draw:style-name="gr6" draw:text-style-name="P2" draw:layer="layout" svg:x1="11.287cm" svg:y1="2.27cm" svg:x2="12.748cm" svg:y2="2.27cm">
          <text:p/>
        </draw:line>
        <draw:line draw:style-name="gr7" draw:text-style-name="P2" draw:layer="layout" svg:x1="11.42cm" svg:y1="3.54cm" svg:x2="12.748cm" svg:y2="3.54cm">
          <text:p/>
        </draw:line>
        <draw:line draw:style-name="gr8" draw:text-style-name="P2" draw:layer="layout" svg:x1="11.553cm" svg:y1="4.81cm" svg:x2="12.748cm" svg:y2="4.81cm">
          <text:p/>
        </draw:line>
        <draw:frame draw:style-name="gr9" draw:text-style-name="P3" draw:layer="layout" svg:width="1.518cm" svg:height="0.903cm" svg:x="12.62cm" svg:y="1.825cm">
          <draw:text-box>
            <text:p><text:span text:style-name="T1">R:0</text:span></text:p>
          </draw:text-box>
        </draw:frame>
        <draw:frame draw:style-name="gr9" draw:text-style-name="P4" draw:layer="layout" svg:width="1.518cm" svg:height="0.903cm" svg:x="12.62cm" svg:y="3.095cm">
          <draw:text-box>
            <text:p><text:span text:style-name="T2">R:1</text:span></text:p>
          </draw:text-box>
        </draw:frame>
        <draw:frame draw:style-name="gr9" draw:text-style-name="P5" draw:layer="layout" svg:width="1.518cm" svg:height="0.903cm" svg:x="12.62cm" svg:y="4.351cm">
          <draw:text-box>
            <text:p><text:span text:style-name="T3">R:3</text:span></text:p>
          </draw:text-box>
        </draw:frame>
        <draw:line draw:style-name="gr6" draw:text-style-name="P2" draw:layer="layout" svg:x1="11.287cm" svg:y1="22.59cm" svg:x2="12.748cm" svg:y2="22.59cm">
          <text:p/>
        </draw:line>
        <draw:line draw:style-name="gr7" draw:text-style-name="P2" draw:layer="layout" svg:x1="11.42cm" svg:y1="23.86cm" svg:x2="12.748cm" svg:y2="23.86cm">
          <text:p/>
        </draw:line>
        <draw:line draw:style-name="gr8" draw:text-style-name="P2" draw:layer="layout" svg:x1="11.553cm" svg:y1="25.13cm" svg:x2="12.748cm" svg:y2="25.13cm">
          <text:p/>
        </draw:line>
        <draw:frame draw:style-name="gr10" draw:text-style-name="P3" draw:layer="layout" svg:width="1.518cm" svg:height="0.903cm" svg:x="12.62cm" svg:y="22.145cm">
          <draw:text-box>
            <text:p><text:span text:style-name="T1">R:0</text:span></text:p>
          </draw:text-box>
        </draw:frame>
        <draw:frame draw:style-name="gr10" draw:text-style-name="P4" draw:layer="layout" svg:width="1.518cm" svg:height="0.903cm" svg:x="12.62cm" svg:y="23.415cm">
          <draw:text-box>
            <text:p><text:span text:style-name="T2">R:1</text:span></text:p>
          </draw:text-box>
        </draw:frame>
        <draw:frame draw:style-name="gr10" draw:text-style-name="P5" draw:layer="layout" svg:width="1.518cm" svg:height="0.903cm" svg:x="12.62cm" svg:y="24.671cm">
          <draw:text-box>
            <text:p><text:span text:style-name="T3">R:2</text:span></text:p>
          </draw:text-box>
        </draw:frame>
        <draw:frame draw:style-name="gr14" draw:text-style-name="P10" draw:layer="layout" svg:width="1.264cm" svg:height="0.747cm" svg:x="15.859cm" svg:y="22.653cm">
          <draw:text-box>
            <text:p><text:span text:style-name="T6">P:2</text:span></text:p>
          </draw:text-box>
        </draw:frame>
        <draw:frame draw:style-name="gr14" draw:text-style-name="P10" draw:layer="layout" svg:width="1.264cm" svg:height="0.747cm" svg:x="15.859cm" svg:y="23.954cm">
          <draw:text-box>
            <text:p><text:span text:style-name="T6">P:1</text:span></text:p>
          </draw:text-box>
        </draw:frame>
        <draw:frame draw:style-name="gr14" draw:text-style-name="P10" draw:layer="layout" svg:width="1.264cm" svg:height="0.747cm" svg:x="15.859cm" svg:y="25.155cm">
          <draw:text-box>
            <text:p><text:span text:style-name="T6">P:0</text:span></text:p>
          </draw:text-box>
        </draw:frame>
        <draw:frame draw:style-name="gr14" draw:text-style-name="P10" draw:layer="layout" svg:width="1.264cm" svg:height="0.747cm" svg:x="12.753cm" svg:y="22.653cm">
          <draw:text-box>
            <text:p><text:span text:style-name="T6">P:2</text:span></text:p>
          </draw:text-box>
        </draw:frame>
        <draw:frame draw:style-name="gr14" draw:text-style-name="P10" draw:layer="layout" svg:width="1.264cm" svg:height="0.747cm" svg:x="12.753cm" svg:y="23.954cm">
          <draw:text-box>
            <text:p><text:span text:style-name="T6">P:1</text:span></text:p>
          </draw:text-box>
        </draw:frame>
        <draw:frame draw:style-name="gr14" draw:text-style-name="P10" draw:layer="layout" svg:width="1.264cm" svg:height="0.747cm" svg:x="12.753cm" svg:y="25.155cm">
          <draw:text-box>
            <text:p><text:span text:style-name="T6">P:0</text:span></text:p>
          </draw:text-box>
        </draw:frame>
        <draw:frame draw:style-name="gr15" draw:text-style-name="P12" draw:layer="layout" svg:width="1.264cm" svg:height="0.747cm" svg:x="15.87cm" svg:y="2.333cm">
          <draw:text-box>
            <text:p><text:span text:style-name="T8">P:2</text:span></text:p>
          </draw:text-box>
        </draw:frame>
        <draw:frame draw:style-name="gr14" draw:text-style-name="P10" draw:layer="layout" svg:width="1.264cm" svg:height="0.747cm" svg:x="15.87cm" svg:y="3.634cm">
          <draw:text-box>
            <text:p><text:span text:style-name="T6">P:1</text:span></text:p>
          </draw:text-box>
        </draw:frame>
        <draw:frame draw:style-name="gr14" draw:text-style-name="P10" draw:layer="layout" svg:width="1.264cm" svg:height="0.747cm" svg:x="15.87cm" svg:y="4.835cm">
          <draw:text-box>
            <text:p><text:span text:style-name="T6">P:0</text:span></text:p>
          </draw:text-box>
        </draw:frame>
        <draw:frame draw:style-name="gr14" draw:text-style-name="P10" draw:layer="layout" svg:width="1.264cm" svg:height="0.747cm" svg:x="12.764cm" svg:y="2.333cm">
          <draw:text-box>
            <text:p><text:span text:style-name="T6">P:2</text:span></text:p>
          </draw:text-box>
        </draw:frame>
        <draw:frame draw:style-name="gr14" draw:text-style-name="P10" draw:layer="layout" svg:width="1.264cm" svg:height="0.747cm" svg:x="12.764cm" svg:y="3.634cm">
          <draw:text-box>
            <text:p><text:span text:style-name="T6">P:1</text:span></text:p>
          </draw:text-box>
        </draw:frame>
        <draw:frame draw:style-name="gr14" draw:text-style-name="P10" draw:layer="layout" svg:width="1.264cm" svg:height="0.747cm" svg:x="12.764cm" svg:y="4.835cm">
          <draw:text-box>
            <text:p><text:span text:style-name="T6">P:0</text:span></text:p>
          </draw:text-box>
        </draw:frame>
        <draw:custom-shape draw:style-name="gr16" draw:text-style-name="P13" draw:layer="layout" svg:width="1.461cm" svg:height="1.016cm" svg:x="2.114cm" svg:y="10.969cm">
          <text:p text:style-name="P2"><text:span text:style-name="T9">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.461cm" svg:height="1.016cm" svg:x="5.978cm" svg:y="10.969cm">
          <text:p text:style-name="P2"><text:span text:style-name="T9">W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.461cm" svg:height="1.016cm" svg:x="12.274cm" svg:y="10.969cm">
          <text:p text:style-name="P2"><text:span text:style-name="T9">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.461cm" svg:height="1.016cm" svg:x="16.138cm" svg:y="10.969cm">
          <text:p text:style-name="P2"><text:span text:style-name="T9">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461cm" svg:height="1.016cm" svg:x="2.114cm" svg:y="8.747cm">
          <text:p text:style-name="P2"><text:span text:style-name="T10">W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461cm" svg:height="1.016cm" svg:x="2.114cm" svg:y="18.878cm">
          <text:p text:style-name="P2"><text:span text:style-name="T10">W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461cm" svg:height="1.016cm" svg:x="5.978cm" svg:y="8.747cm">
          <text:p text:style-name="P2"><text:span text:style-name="T10">W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461cm" svg:height="1.016cm" svg:x="5.978cm" svg:y="18.878cm">
          <text:p text:style-name="P2"><text:span text:style-name="T10">W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461cm" svg:height="1.016cm" svg:x="12.274cm" svg:y="8.747cm">
          <text:p text:style-name="P2"><text:span text:style-name="T10">E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461cm" svg:height="1.016cm" svg:x="12.274cm" svg:y="18.878cm">
          <text:p text:style-name="P2"><text:span text:style-name="T10">E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461cm" svg:height="1.016cm" svg:x="16.138cm" svg:y="8.747cm">
          <text:p text:style-name="P2"><text:span text:style-name="T10">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461cm" svg:height="1.016cm" svg:x="16.138cm" svg:y="18.878cm">
          <text:p text:style-name="P2"><text:span text:style-name="T10">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7.62cm" svg:height="25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7.62cm" svg:height="25.4cm" svg:x="11.16cm" svg:y="1cm">
          <text:p/>
          <draw:enhanced-geometry svg:viewBox="0 0 21600 21600" draw:type="rectangle" draw:enhanced-path="M 0 0 L 21600 0 21600 21600 0 21600 0 0 Z N"/>
        </draw:custom-shape>
        <draw:g>
          <draw:line draw:style-name="gr20" draw:text-style-name="P1" draw:layer="layout" svg:x1="9.89cm" svg:y1="13.709cm" svg:x2="9.89cm" svg:y2="12.439cm">
            <text:p/>
          </draw:line>
          <draw:line draw:style-name="gr20" draw:text-style-name="P1" draw:layer="layout" svg:x1="9.89cm" svg:y1="13.723cm" svg:x2="8.62cm" svg:y2="13.709cm">
            <text:p/>
          </draw:line>
          <draw:g>
            <draw:custom-shape draw:style-name="gr21" draw:text-style-name="P16" draw:layer="layout" svg:width="0.508cm" svg:height="0.508cm" svg:x="9.636cm" svg:y="13.4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7" draw:layer="layout" svg:width="0.126cm" svg:height="0.128cm" svg:x="9.827cm" svg:y="13.6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3" draw:text-style-name="P18" draw:layer="layout" svg:width="0.82cm" svg:height="1.089cm" svg:x="9.286cm" svg:y="11.731cm">
            <draw:text-box>
              <text:p><text:span text:style-name="T11">z</text:span></text:p>
            </draw:text-box>
          </draw:frame>
          <draw:frame draw:style-name="gr24" draw:text-style-name="P18" draw:layer="layout" svg:width="0.82cm" svg:height="1.089cm" svg:x="8.588cm" svg:y="12.62cm">
            <draw:text-box>
              <text:p><text:span text:style-name="T11">x</text:span></text:p>
            </draw:text-box>
          </draw:frame>
          <draw:frame draw:style-name="gr24" draw:text-style-name="P18" draw:layer="layout" svg:width="0.82cm" svg:height="1.089cm" svg:x="9.768cm" svg:y="13.572cm">
            <draw:text-box>
              <text:p><text:span text:style-name="T11">y</text:span></text:p>
            </draw:text-box>
          </draw:frame>
        </draw:g>
        <draw:frame draw:style-name="gr25" draw:text-style-name="P19" draw:layer="layout" svg:width="2.547cm" svg:height="2.885cm" svg:x="5.435cm" svg:y="12.309cm">
          <draw:text-box>
            <text:p><text:span text:style-name="T12">C:1</text:span></text:p>
            <text:p><text:span text:style-name="T12">S:0</text:span></text:p>
          </draw:text-box>
        </draw:frame>
        <draw:frame draw:style-name="gr25" draw:text-style-name="P19" draw:layer="layout" svg:width="2.547cm" svg:height="2.885cm" svg:x="1.571cm" svg:y="12.309cm">
          <draw:text-box>
            <text:p><text:span text:style-name="T13">C:1</text:span></text:p>
            <text:p><text:span text:style-name="T13">S:1</text:span></text:p>
          </draw:text-box>
        </draw:frame>
        <draw:frame draw:style-name="gr25" draw:text-style-name="P19" draw:layer="layout" svg:width="2.547cm" svg:height="2.885cm" svg:x="15.595cm" svg:y="12.309cm">
          <draw:text-box>
            <text:p><text:span text:style-name="T12">C:0</text:span></text:p>
            <text:p><text:span text:style-name="T12">S:0</text:span></text:p>
          </draw:text-box>
        </draw:frame>
        <draw:frame draw:style-name="gr25" draw:text-style-name="P19" draw:layer="layout" svg:width="2.547cm" svg:height="2.885cm" svg:x="11.731cm" svg:y="12.309cm">
          <draw:text-box>
            <text:p><text:span text:style-name="T12">C:0</text:span></text:p>
            <text:p><text:span text:style-name="T12">S:1</text:span></text:p>
          </draw:text-box>
        </draw:frame>
        <draw:custom-shape draw:style-name="gr26" draw:text-style-name="P21" draw:layer="layout" svg:width="1.187cm" svg:height="0.442cm" svg:x="9.287cm" svg:y="8.749cm">
          <text:p text:style-name="P20"><text:span text:style-name="T14">xx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187cm" svg:height="0.442cm" svg:x="9.287cm" svg:y="5.508cm">
          <text:p text:style-name="P20"><text:span text:style-name="T14">xx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M Mono 9" svg:font-family="'LM Mono 9'" style:font-pitch="fixed"/>
    <style:font-face style:name="Bitstream Vera Sans Mono" svg:font-family="'Bitstream Vera Sans Mono'" style:font-family-generic="modern" style:font-pitch="fixed"/>
    <style:font-face style:name="LM Mono 91" svg:font-family="'LM Mono 9'" style:font-pitch="variable"/>
    <style:font-face style:name="Liberation Sans1" svg:font-family="'Liberation Sans'" style:font-pitch="variable"/>
    <style:font-face style:name="Bitstream Vera Sans Mono1" svg:font-family="'Bitstream Vera Sans Mono'" style:font-family-generic="modern" style:font-pitch="variable"/>
    <style:font-face style:name="Liberation Sans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761cm" fo:page-height="27.3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20T16:54:18.472607294</meta:creation-date>
    <dc:date>2020-01-06T09:58:17.191135022</dc:date>
    <meta:editing-duration>PT1H36M23S</meta:editing-duration>
    <meta:editing-cycles>13</meta:editing-cycles>
    <meta:generator>LibreOffice/6.3.4.2.0$Linux_X86_64 LibreOffice_project/30$Build-2</meta:generator>
    <meta:document-statistic meta:object-count="128"/>
  </office:meta>
</office:document-meta>
</file>